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</text:p>
      <text:p text:style-name="P1">xx-xx-xx : v2</text:p>
      <text:p text:style-name="P2">Changes</text:p>
      <text:p text:style-name="P1"/>
      <text:p text:style-name="P1"><text:tab/>These instructions have to be followed by the all team during the project. The aim of each instruction (1-, 2-,...) is writed under each of them (begin with a « &gt; ») <text:s/></text:p>
      <text:p text:style-name="P1"><text:tab/></text:p>
      <text:p text:style-name="P1"><text:tab/><text:span text:style-name="T2">The respect of these instrution can improve the</text:span> team's work<text:span text:style-name="T2">. </text:span></text:p>
      <text:p text:style-name="Standard"/>
      <text:p text:style-name="Standard">1-Write <text:span text:style-name="T1">all</text:span> the documents in english.</text:p>
      <text:p text:style-name="Standard">&gt;for the internationalization </text:p>
      <text:p text:style-name="Standard"/>
      <text:p text:style-name="Standard">2-Make short, concise sentences.</text:p>
      <text:p text:style-name="Standard">&gt;for the comprehension of the work of each on by the rest of the team.</text:p>
      <text:p text:style-name="Standard"/>
      <text:p text:style-name="Standard">3-Make simple construction sentence : S+V+C or V+C</text:p>
      <text:p text:style-name="Standard">&gt;for the comprehension of the work of each on by the rest of the team.</text:p>
      <text:p text:style-name="Standard"/>
      <text:p text:style-name="Standard">4-All the documents for this project are <text:span text:style-name="T1">on the svn</text:span> and nowhere else.</text:p>
      <text:p text:style-name="Standard">&gt;to avoid wasting with version problems.</text:p>
      <text:p text:style-name="Standard"/>
      <text:p text:style-name="Standard">5-Documents for analyse&amp;conception is in the folder ./AnalyseAndConception</text:p>
      <text:p text:style-name="Standard">&gt;for the clarity</text:p>
      <text:p text:style-name="Standard"/>
      <text:p text:style-name="Standard">6-All the documents are created with linux free software and nothing else.</text:p>
      <text:p text:style-name="Standard">&gt;to share and improve the works of others </text:p>
      <text:p text:style-name="Standard">&gt;for the <text:span text:style-name="T1">iterative</text:span> work</text:p>
      <text:p text:style-name="Standard"><text:span text:style-name="T1">List of the linux freeware use :</text:span> <text:span text:style-name="T1">ArgoUML </text:span><text:span text:style-name="T2">(conception, documentation)</text:span><text:span text:style-name="T1"> </text:span>, <text:span text:style-name="T1">Writer open office </text:span>(documentation), <text:span text:style-name="T1">Quanta Plus </text:span><text:span text:style-name="T2">(design web)</text:span> <text:s text:c="2"/></text:p>
      <text:p text:style-name="Standard"/>
      <text:p text:style-name="Standard">7-When you modify a document, write it ! (write your name, the current date and the new number version)</text:p>
      <text:p text:style-name="Standard">&gt;for the iterative work</text:p>
      <text:p text:style-name="Standard"/>
      <text:p text:style-name="Standard">8-When you modify a text document, try to show the modification (ex : <text:span text:style-name="T3">color trame</text:span>)</text:p>
      <text:p text:style-name="Standard"/>
      <text:p text:style-name="Standard">9-Read and follow the documents list below for the developping work :</text:p>
      <text:p text:style-name="Standard">In the folder Good pratices for developpement : </text:p>
      <text:p text:style-name="Standard">&gt;Developping a class</text:p>
      <text:p text:style-name="Standard">&gt;Roadmap for building a use case in a web application.</text:p>
      <text:p text:style-name="Standard">the documents is on the same directory of this one.</text:p>
      <text:p text:style-name="Standard"/>
      <text:p text:style-name="Standard">10-When you want to add a use case (fonctionnality) add it in the following documents :</text:p>
      <text:p text:style-name="Standard"><text:soft-page-break/>&gt;08-01-03 Cdc fonctionnel du site</text:p>
      <text:p text:style-name="Standard">&gt;P-Iterative planification for the developpement of the site</text:p>
      <text:p text:style-name="Standard">In the folder Handbook for Red Neck site :</text:p>
      <text:p text:style-name="Standard">&gt;All the UML Diagram implied</text:p>
      <text:p text:style-name="Standard"/>
      <text:p text:style-name="Standard">11-Las but not least, you have to create or update all the UML diagram when you developping.</text:p>
      <text:p text:style-name="Standard">&gt;Look in the folder Handbook for Red Neck site </text:p>
      <text:p text:style-name="Standard"/>
      <text:p text:style-name="Standard">12-Use the folder draft to put all the doc which are not enough formal to be shared or pres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18:49:45</meta:creation-date>
    <dc:creator>vincent</dc:creator>
    <dc:date>2009-01-19T10:55:28</dc:date>
    <meta:editing-cycles>11</meta:editing-cycles>
    <meta:editing-duration>PT2H57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361" meta:character-count="2030"/>
  </office:meta>
</office:document-meta>
</file>